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ce style:name="Mangal1" svg:font-family="Mangal"/>
    <style:font-face style:name="Open Sans" svg:font-family="'Open Sans', Calibri, helvetic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Arial" fo:font-size="12pt" officeooo:rsid="00023812" officeooo:paragraph-rsid="00023812" style:font-size-asian="12pt" style:font-size-complex="12pt"/>
    </style:style>
    <style:style style:name="P2" style:family="paragraph" style:parent-style-name="Standard">
      <style:paragraph-properties fo:line-height="100%" fo:text-align="start" style:justify-single-word="false"/>
      <style:text-properties style:font-name="Arial" fo:font-size="12pt" officeooo:rsid="00011d0f" officeooo:paragraph-rsid="00011d0f" style:font-size-asian="12pt" style:font-size-complex="12pt"/>
    </style:style>
    <style:style style:name="P3" style:family="paragraph" style:parent-style-name="Standard">
      <style:paragraph-properties fo:line-height="100%" fo:text-align="start" style:justify-single-word="false"/>
      <style:text-properties style:font-name="Arial" fo:font-size="12pt" officeooo:rsid="0003b2c9" officeooo:paragraph-rsid="0003b2c9" style:font-size-asian="12pt" style:font-size-complex="12pt"/>
    </style:style>
    <style:style style:name="P4" style:family="paragraph" style:parent-style-name="Standard">
      <style:paragraph-properties fo:line-height="100%" fo:text-align="start" style:justify-single-word="false"/>
      <style:text-properties style:font-name="Arial" fo:font-size="12pt" officeooo:paragraph-rsid="00011d0f" style:font-size-asian="12pt" style:font-size-complex="12pt"/>
    </style:style>
    <style:style style:name="P5" style:family="paragraph" style:parent-style-name="Standard">
      <style:paragraph-properties fo:line-height="100%" fo:text-align="start" style:justify-single-word="false"/>
      <style:text-properties officeooo:paragraph-rsid="00011d0f"/>
    </style:style>
    <style:style style:name="P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font-name="Arial" fo:font-size="12pt" fo:letter-spacing="normal" fo:font-style="normal" fo:font-weight="normal" style:font-size-asian="12pt" style:font-size-complex="12pt" loext:padding="0in" loext:border="none"/>
    </style:style>
    <style:style style:name="P7"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T1" style:family="text">
      <style:text-properties officeooo:rsid="00011d0f"/>
    </style:style>
    <style:style style:name="T2" style:family="text">
      <style:text-properties fo:font-style="italic"/>
    </style:style>
    <style:style style:name="T3" style:family="text">
      <style:text-properties fo:font-variant="normal" fo:text-transform="none" fo:color="#333333" style:font-name="Liberation Serif" fo:font-size="12pt" fo:letter-spacing="normal" fo:font-style="normal" fo:font-weight="normal" style:font-size-asian="12pt" style:font-size-complex="12pt" loext:padding="0in" loext:border="none"/>
    </style:style>
    <style:style style:name="T4" style:family="text">
      <style:text-properties fo:font-variant="normal" fo:text-transform="none" fo:color="#333333" style:font-name="Liberation Serif" fo:font-size="12pt" fo:letter-spacing="normal" fo:font-style="italic" fo:font-weight="normal" style:font-size-asian="12pt" style:font-size-complex="12pt" loext:padding="0in" loext:border="none"/>
    </style:style>
    <style:style style:name="T5" style:family="text">
      <style:text-properties fo:font-variant="normal" fo:text-transform="none" fo:color="#333333" fo:font-size="12pt" fo:letter-spacing="normal" fo:font-style="normal" fo:font-weight="normal" style:font-size-asian="12pt" style:font-size-complex="12pt" loext:padding="0in" loext:border="none"/>
    </style:style>
    <style:style style:name="T6" style:family="text">
      <style:text-properties fo:font-variant="normal" fo:text-transform="none" fo:color="#333333" fo:font-size="12pt" fo:letter-spacing="normal" fo:font-style="italic" fo:font-weight="normal" style:font-size-asian="12pt" style:font-size-complex="12pt" loext:padding="0in" loext:border="none"/>
    </style:style>
    <style:style style:name="T7" style:family="text">
      <style:text-properties fo:font-variant="normal" fo:text-transform="none" fo:color="#333333" fo:letter-spacing="normal" fo:font-style="normal" fo:font-weight="normal" loext:padding="0in" loext:border="none"/>
    </style:style>
    <style:style style:name="T8" style:family="text">
      <style:text-properties fo:font-variant="normal" fo:text-transform="none" fo:color="#333333" fo:letter-spacing="normal" fo:font-style="italic" fo:font-weight="normal" loext:padding="0in" loext:border="none"/>
    </style:style>
    <style:style style:name="T9" style:family="text">
      <style:text-properties fo:font-variant="normal" fo:text-transform="none" style:font-name="Open Sans" fo:font-size="8.5pt" fo:letter-spacing="normal" fo:font-style="normal" fo:font-weight="normal"/>
    </style:style>
    <style:style style:name="T10" style:family="text">
      <style:text-properties fo:font-variant="normal" fo:text-transform="none" style:font-name="Open Sans" fo:font-size="8.5pt" fo:letter-spacing="normal" fo:font-style="normal" fo:font-weight="normal" loext:padding="0in" loext:border="none"/>
    </style:style>
    <style:style style:name="T11" style:family="text">
      <style:text-properties fo:font-variant="normal" fo:text-transform="none" style:font-name="Open Sans" fo:font-size="8.5pt" fo:letter-spacing="normal" fo:font-style="normal" fo:font-weight="bold" loext:padding="0in" loext:border="none"/>
    </style:style>
    <style:style style:name="T12" style:family="text">
      <style:text-properties fo:font-variant="normal" fo:text-transform="none" style:font-name="Courier New" fo:font-size="8.5pt" fo:letter-spacing="normal" fo:font-style="normal" fo:font-weight="normal" loext:padding="0in" loext:border="none"/>
    </style:style>
    <style:style style:name="T13" style:family="text">
      <style:text-properties fo:font-variant="normal" fo:text-transform="none" fo:font-size="8.5pt" fo:letter-spacing="normal" fo:font-style="normal" fo:font-weight="normal"/>
    </style:style>
    <style:style style:name="T14" style:family="text">
      <style:text-properties fo:font-variant="normal" fo:text-transform="none" fo:font-size="8.5pt" fo:letter-spacing="normal" fo:font-style="normal" fo:font-weight="normal" loext:padding="0in" loext:border="none"/>
    </style:style>
    <style:style style:name="T15" style:family="text">
      <style:text-properties fo:font-variant="normal" fo:text-transform="none" fo:font-size="8.5pt" fo:letter-spacing="normal" fo:font-style="normal" fo:font-weight="bold" loext:padding="0in" loext:border="none"/>
    </style:style>
    <style:style style:name="T16" style:family="text">
      <style:text-properties fo:font-variant="normal" fo:text-transform="none" style:font-name="Arial" fo:font-size="8.5pt" fo:letter-spacing="normal" fo:font-style="normal" fo:font-weight="normal"/>
    </style:style>
    <style:style style:name="T17" style:family="text">
      <style:text-properties fo:font-variant="normal" fo:text-transform="none" style:font-name="Arial" fo:font-size="8.5pt" fo:letter-spacing="normal" fo:font-style="normal" fo:font-weight="normal" loext:padding="0in" loext:border="none"/>
    </style:style>
    <style:style style:name="T18" style:family="text">
      <style:text-properties fo:font-variant="normal" fo:text-transform="none" style:font-name="Arial" fo:font-size="8.5pt" fo:letter-spacing="normal" fo:font-style="normal" fo:font-weight="bold" loext:padding="0in" loext:border="none"/>
    </style:style>
    <style:style style:name="T19" style:family="text">
      <style:text-properties fo:font-variant="normal" fo:text-transform="none" style:font-name="Arial" fo:letter-spacing="normal" fo:font-style="normal" fo:font-weight="normal"/>
    </style:style>
    <style:style style:name="T20" style:family="text">
      <style:text-properties fo:font-variant="normal" fo:text-transform="none" style:font-name="Arial" fo:letter-spacing="normal" fo:font-style="normal" fo:font-weight="normal" loext:padding="0in" loext:border="none"/>
    </style:style>
    <style:style style:name="T21" style:family="text">
      <style:text-properties fo:font-variant="normal" fo:text-transform="none" style:font-name="Arial" fo:letter-spacing="normal" fo:font-style="normal" fo:font-weight="bold" loext:padding="0in" loext:border="none"/>
    </style:style>
    <style:style style:name="T22" style:family="text">
      <style:text-properties fo:font-variant="normal" fo:text-transform="none" style:font-name="Arial" fo:font-size="12pt" fo:letter-spacing="normal" fo:font-style="normal" fo:font-weight="normal" style:font-size-asian="12pt" style:font-size-complex="12pt"/>
    </style:style>
    <style:style style:name="T23" style:family="text">
      <style:text-properties fo:font-variant="normal" fo:text-transform="none" style:font-name="Arial" fo:font-size="12pt" fo:letter-spacing="normal" fo:font-style="normal" fo:font-weight="normal" style:font-size-asian="12pt" style:font-size-complex="12pt" loext:padding="0in" loext:border="none"/>
    </style:style>
    <style:style style:name="T24" style:family="text">
      <style:text-properties fo:font-variant="normal" fo:text-transform="none" style:font-name="Arial" fo:font-size="12pt" fo:letter-spacing="normal" fo:font-style="normal" fo:font-weight="bold" style:font-size-asian="12pt" style:font-size-complex="12pt" loext:padding="0in" loext:border="none"/>
    </style:style>
    <style:style style:name="T25" style:family="text">
      <style:text-properties style:font-name="Liberation Serif" fo:font-size="12pt" officeooo:rsid="00011d0f" style:font-size-asian="12pt" style:font-size-complex="12pt"/>
    </style:style>
    <style:style style:name="T26" style:family="text">
      <style:text-properties style:font-name="Liberation Serif" fo:font-size="12pt" officeooo:rsid="00023812" style:font-size-asian="12pt" style:font-size-complex="12pt"/>
    </style:style>
    <style:style style:name="T27" style:family="text">
      <style:text-properties officeooo:rsid="000471b3"/>
    </style:style>
    <style:style style:name="T28" style:family="text">
      <style:text-properties fo:font-size="12pt" officeooo:rsid="00011d0f" style:font-size-asian="12pt" style:font-size-complex="12pt"/>
    </style:style>
    <style:style style:name="T29" style:family="text">
      <style:text-properties fo:font-size="12pt" officeooo:rsid="00023812" style:font-size-asian="12pt" style:font-size-complex="12pt"/>
    </style:style>
    <style:style style:name="T30" style:family="text">
      <style:text-properties style:font-name="Arial" fo:font-size="12pt" officeooo:rsid="00011d0f" style:font-size-asian="12pt" style:font-size-complex="12pt"/>
    </style:style>
    <style:style style:name="T31" style:family="text">
      <style:text-properties style:font-name="Arial" officeooo:rsid="00011d0f"/>
    </style:style>
    <style:style style:name="T32" style:family="text">
      <style:text-properties officeooo:rsid="000238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Common language runtime es un retorno de ejecucion para los codigos de los programas que corren sobre la plataforma microsoft.NET</text:p>
      <text:p text:style-name="P2"/>
      <text:p text:style-name="P4"><text:span text:style-name="T1">2-</text:span><text:span text:style-name="T7">El código fuente escrito en lenguaje C# se escribe en archivos de texto plano con extensión.cs/.NET Frameworkposee compiladores para todos lenguajes compatibles con la CLR, para el caso particular, tenemos a csc.exe que se ejecuta desde la línea de comandos y al que se le debe pasar un archivo (o varios, inclusive) para generar un </text:span><text:span text:style-name="T8">assembly </text:span><text:span text:style-name="T7">(o ensamblado).</text:span></text:p>
      <text:p text:style-name="P6"/>
      <text:p text:style-name="P6">Un <text:span text:style-name="T2">assembly</text:span>, es la unidad de empaquetamiento y despliegue en .NET Framework. Hay dos tipos de <text:span text:style-name="T2">assembly</text:span>, los ejecutables (o de proceso) o las librerías. En el caso de los procesos, tenemos aplicaciones Windows y de consola, para que sea así deben tener como punto de entrada el método Main. Por otro lado, las librerías pueden ser referenciadas desde aplicaciones que las incluyen en los proyectos; a diferencia de los procesos, las librerías (.dll) no poseen un punto de entrada. Adicionalmente, se puede ver a .NET Framework como un conjunto de librerías para distintos propósitos (<text:span text:style-name="T2">e.g.</text:span>, creación de interfaces gráficas, algoritmos numéricos, conexión a base de datos, acceso a datos, criptografía, acceso a red, entre otros más).</text:p>
      <text:p text:style-name="P6"/>
      <text:p text:style-name="P6">El proceso de compilación en C# puede ser realizado desde el entorno de desarrollo integrado Visual Studio o desde la línea de comandos</text:p>
      <text:p text:style-name="P2"/>
      <text:p text:style-name="P4"><text:span text:style-name="T1">3- Define un conjunto comun de “tipos” de datos rientados a objetos</text:span></text:p>
      <text:p text:style-name="P1">-Todo lenguaje de programacion .NET debe implementar tipos definidos por el CTS</text:p>
      <text:p text:style-name="P1"><text:span text:style-name="T27">-T</text:span>odo tipo hereda directa o indirectamente del tipo System Object.</text:p>
      <text:p text:style-name="P1">-El CTS define tipo de VALOR y de REFERENCIA</text:p>
      <text:p text:style-name="P4"/>
      <text:p text:style-name="P5"><text:span text:style-name="T30">4-</text:span><text:span text:style-name="T22">Los tipos de datos llamados </text:span><text:span text:style-name="Strong_20_Emphasis"><text:span text:style-name="T23">“</text:span></text:span><text:span text:style-name="Strong_20_Emphasis"><text:span text:style-name="T24">por valor” </text:span></text:span><text:span text:style-name="T22">son tipos sencillos que almacenan un dato concreto y que </text:span><text:span text:style-name="Strong_20_Emphasis"><text:span text:style-name="T24">se almacenan en la pila</text:span></text:span><text:span text:style-name="T22">. Por ejemplo, los tipos primitivos de .NET como </text:span><text:span text:style-name="T23">int </text:span><text:span text:style-name="T22">o </text:span><text:span text:style-name="T23">bool</text:span><text:span text:style-name="T22">, las estructuras o las enumeraciones. Se almacenan en la pila y se copian por completo cuando se asignan a una función. Por eso cuando se pasa un tipo primitivo a una función, aunque lo cambiemos dentro de ésta, el cambio no se ve reflejado fuera de la misma.</text:span></text:p>
      <text:p text:style-name="P7"><text:span text:style-name="T22">Los </text:span><text:span text:style-name="Strong_20_Emphasis"><text:span text:style-name="T24">tipos “por referencia” </text:span></text:span><text:span text:style-name="T22">son todos los demás, y en concreto todas las clases de objetos en .NET, así como algunos tipos primitivos que no tienen un tamaño determinado (como las cadenas). Estos tipos de datos se alojan siempre en el montón, por lo que la gestión de la memoria que ocupan es más compleja, y el uso de los datos es menos eficiente (y de menor rendimiento) que con los tipos por valor.</text:span></text:p>
      <text:p text:style-name="P2"/>
      <text:p text:style-name="P2"/>
      <text:p text:style-name="P1">5- <text:s/>Las variables escalares son constantes o variables que contiene un dato atomico y unidimensional</text:p>
      <text:p text:style-name="P1">Las variables no escalares son array(vectos), lista y objeto, que pueden tener almacenado en su estructura mas de un valor</text:p>
      <text:p text:style-name="P1"/>
      <text:p text:style-name="P1">6-El punto de entrada para los programas en c# es la funcion main</text:p>
      <text:p text:style-name="P1"/>
      <text:p text:style-name="P1">7- Implicita no internviene el programador. Explicitas, interviene el programador ya que puede haber perdida de datos.</text:p>
      <text:p text:style-name="P1"/>
      <text:p text:style-name="P1"><text:soft-page-break/></text:p>
      <text:p text:style-name="P3">8-<text:span text:style-name="T27">La palabra Out hace que los argumentos se pasen por referencia, es como la palabra Ref salvo que Ref requiere que se inicialice la variable antes de pasarla. Para usar un parametro Out, tanto la definicion de metodo como el metodo de llamada deben utirilizar la paralabra Out, las variables que se han pasado como argumentos Out no tienen que inicializarse antes de pasarse en una llamada al metodo.</text:span></text:p>
      <text:p text:style-name="P3"/>
      <text:p text:style-name="P3">9- <text:span text:style-name="T27">El metodo Parse devuelve el numero convertido, el metodo TryParse devuelve un valor Boolean que indica si la conversion se realizo correctamente y devuelve el numero convertido en un parametro Out.</text:span></text:p>
      <text:p text:style-name="P1"/>
      <text:p text:style-name="P1"/>
      <text:p text:style-name="P1"/>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ce style:name="Mangal1" svg:font-family="Mangal"/>
    <style:font-face style:name="Open Sans" svg:font-family="'Open Sans', Calibri, helvetic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09-05T17:23:47.487000000</dc:date>
    <meta:editing-duration>PT20M44S</meta:editing-duration>
    <meta:editing-cycles>4</meta:editing-cycles>
    <meta:document-statistic meta:table-count="0" meta:image-count="0" meta:object-count="0" meta:page-count="2" meta:paragraph-count="16" meta:word-count="583" meta:character-count="3460" meta:non-whitespace-character-count="2892"/>
  </office:meta>
</office:document-meta>
</file>